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1de7" officeooo:paragraph-rsid="00151de7"/>
    </style:style>
    <style:style style:name="P2" style:family="paragraph" style:parent-style-name="Standard">
      <style:text-properties officeooo:rsid="001b97ff" officeooo:paragraph-rsid="0016d0ce"/>
    </style:style>
    <style:style style:name="P3" style:family="paragraph" style:parent-style-name="Standard">
      <style:text-properties officeooo:rsid="001e55ec" officeooo:paragraph-rsid="001e55ec"/>
    </style:style>
    <style:style style:name="P4" style:family="paragraph" style:parent-style-name="Standard">
      <style:paragraph-properties fo:text-align="center" style:justify-single-word="false"/>
      <style:text-properties officeooo:rsid="001e55ec" officeooo:paragraph-rsid="001e55ec"/>
    </style:style>
    <style:style style:name="P5" style:family="paragraph" style:parent-style-name="Standard">
      <style:text-properties officeooo:rsid="002211ba" officeooo:paragraph-rsid="002211ba"/>
    </style:style>
    <style:style style:name="P6" style:family="paragraph" style:parent-style-name="Standard">
      <style:text-properties officeooo:rsid="0022722e" officeooo:paragraph-rsid="002211ba"/>
    </style:style>
    <style:style style:name="P7" style:family="paragraph" style:parent-style-name="Standard">
      <style:text-properties officeooo:rsid="0022722e" officeooo:paragraph-rsid="0022722e"/>
    </style:style>
    <style:style style:name="P8" style:family="paragraph" style:parent-style-name="Standard">
      <style:text-properties officeooo:rsid="0022722e" officeooo:paragraph-rsid="0022ca4b"/>
    </style:style>
    <style:style style:name="P9" style:family="paragraph" style:parent-style-name="Standard">
      <style:text-properties officeooo:rsid="0022ca4b" officeooo:paragraph-rsid="0022722e"/>
    </style:style>
    <style:style style:name="P10" style:family="paragraph" style:parent-style-name="Standard">
      <style:text-properties officeooo:rsid="0022ca4b" officeooo:paragraph-rsid="0022ca4b"/>
    </style:style>
    <style:style style:name="P11" style:family="paragraph" style:parent-style-name="Standard">
      <style:text-properties officeooo:rsid="00230469" officeooo:paragraph-rsid="00230469"/>
    </style:style>
    <style:style style:name="P12" style:family="paragraph" style:parent-style-name="Standard">
      <style:text-properties officeooo:rsid="002394ee" officeooo:paragraph-rsid="002394ee"/>
    </style:style>
    <style:style style:name="T1" style:family="text">
      <style:text-properties officeooo:rsid="002394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iplina: Introdução à Informática</text:p>
      <text:p text:style-name="P1">Professor: Luís Paulo</text:p>
      <text:p text:style-name="P1">Aluno: Douglas Mateus Soares Cândido da Silva</text:p>
      <text:p text:style-name="P3"/>
      <text:p text:style-name="P4">Número 2:</text:p>
      <text:p text:style-name="P2"/>
      <text:p text:style-name="P5">A tarefa solicita a criação de um programa que converta números decimais sorteados aleatoriamente para o tipo int (assim como representado em um computador com arquitetura de 32 bits), o tipo unsigned int da linguagem C, o conteúdo da memória da variável em hexadecimal e o conteúdo da memória da variável em binário.</text:p>
      <text:p text:style-name="P5"/>
      <text:p text:style-name="P7">&gt; Explicação do código: </text:p>
      <text:p text:style-name="P5"/>
      <text:p text:style-name="P7">De início, importo o módulo random que me permite gerar números aleatórios entre dois extremos. </text:p>
      <text:p text:style-name="P7">O primeiro extremo (ponto de partida), será o menor número decimal possível utilizando 32 bits</text:p>
      <text:p text:style-name="P7">e o limite será o maior número decimal possível utilizando 32 bits. </text:p>
      <text:p text:style-name="P10">Com isso, gerarei números decimais que não excedam a capacidade do meu processador.</text:p>
      <text:p text:style-name="P6"/>
      <text:p text:style-name="P10">Para converter um número decimal para a representação inteira que um computador moderno utiliza, precisei extrair o complemento de 2 do número decimal sorteado.</text:p>
      <text:p text:style-name="P10">Sabe-se que o complemento de 2 é obtido através do complemento de 1 + 1.</text:p>
      <text:p text:style-name="P9"/>
      <text:p text:style-name="P10">Para extrair o complemento de 1 e o complemento de 2, primeiro verifiquei se o número sorteado era menor do que zero, pois, se ele fosse, o complemento de 1 seria a inversão dos bits. </text:p>
      <text:p text:style-name="P10">Para inverter os seus bits, eu inverti o seu sinal multiplicando-o por -1 e, em seguida, fiz uma operação XOR bit por bit entre o número decimal sorteado e o maior número decimal possível em uma arquitetura de 32 bits. Isso foi necessário, pois uma operação XOR com um bit 1 consequente inverterá o bit antecedente (se fosse com um bit 0 consequente, preservaria o bit antecedente).</text:p>
      <text:p text:style-name="P7"/>
      <text:p text:style-name="P10">Em seguida, somo 1 ao complemento de 1 e obterei o complemento de 2.</text:p>
      <text:p text:style-name="P7"/>
      <text:p text:style-name="P10">Se o número for maior que zero, o complemento de 2 é a própria forma binária dele. </text:p>
      <text:p text:style-name="P10"/>
      <text:p text:style-name="P11">O número representado como Unsigned Int é <text:span text:style-name="T1">o complemento de 2 convertido para decimal.</text:span></text:p>
      <text:p text:style-name="P12"/>
      <text:p text:style-name="P12">Para encontrar o conteúdo da memória da variável representado como hexadecimal, eu utilizei a função format passando o complemento de 2 como parâmetro inicial e o ‘08x’ como parâmetro final. </text:p>
      <text:p text:style-name="P12">‘08x’ significa que gerará um número hexadecimal de 8 dígitos e com 0s à esquerda.</text:p>
      <text:p text:style-name="P12"/>
      <text:p text:style-name="P12">Para encontrar o conteúdo da memória da variável representado como binário, eu utilizei a função format passando como parâmetro inicial o complemento de 2 e ‘032b’ como parâmetro final.</text:p>
      <text:p text:style-name="P12">‘032b’ significa que gerará um número binário com 32 dígitos e com 0s à esquerda.</text:p>
      <text:p text:style-name="P8"/>
      <text:p text:style-name="P12">Utilizei a função upper() no número hexadecimal apenas por efeito de estética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09:49:29.764087017</meta:creation-date>
    <dc:date>2019-06-04T01:18:56.130171214</dc:date>
    <meta:editing-duration>PT51M48S</meta:editing-duration>
    <meta:editing-cycles>18</meta:editing-cycles>
    <meta:generator>LibreOffice/5.2.7.2$Linux_X86_64 LibreOffice_project/20m0$Build-2</meta:generator>
    <meta:document-statistic meta:table-count="0" meta:image-count="0" meta:object-count="0" meta:page-count="1" meta:paragraph-count="22" meta:word-count="415" meta:character-count="2444" meta:non-whitespace-character-count="2045"/>
  </office:meta>
</office:document-meta>
</file>